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Unit tests were implemented using Django’s TestCase framework to validate the Note model and key application views. The tests verify correct data storage, content integrity, and HTTP responses. All tests ran successfully with no failures. Manual testing was also conducted to confirm full CRUD functional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vin George</meta:initial-creator>
    <dc:creator>Kevin George</dc:creator>
    <meta:creation-date>2026-01-10T19:02:00Z</meta:creation-date>
    <dc:date>2026-01-10T19:04:00Z</dc:date>
    <meta:print-date>2026-01-10T19:03:00Z</meta:print-date>
    <meta:template xlink:href="Normal.dotm" xlink:type="simple"/>
    <meta:editing-cycles>3</meta:editing-cycles>
    <meta:editing-duration>PT120S</meta:editing-duration>
    <meta:document-statistic meta:page-count="1" meta:paragraph-count="1" meta:word-count="45" meta:character-count="307" meta:row-count="4" meta:non-whitespace-character-count="263"/>
  </office:meta>
</office:document-meta>
</file>